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4" svg:font-family="Tahoma"/>
    <style:font-face style:name="Helvetica" svg:font-family="Helvetica" style:font-family-generic="swiss"/>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monaco" svg:font-family="monaco"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Header">
      <style:paragraph-properties fo:margin-left="0cm" fo:margin-right="0cm" fo:text-indent="0cm" style:auto-text-indent="false"/>
    </style:style>
    <style:style style:name="P2" style:family="paragraph" style:parent-style-name="Footer">
      <style:paragraph-properties fo:margin-left="0cm" fo:margin-right="0cm" fo:text-align="start" style:justify-single-word="false"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text-properties style:text-underline-style="none"/>
    </style:style>
    <style:style style:name="P6" style:family="paragraph" style:parent-style-name="Standard">
      <style:text-properties style:text-underline-style="none" fo:background-color="transparent"/>
    </style:style>
    <style:style style:name="P7" style:family="paragraph" style:parent-style-name="Standard">
      <style:text-properties style:font-name="Optima1" fo:font-size="10pt" style:font-size-asian="10pt" style:font-size-complex="10pt"/>
    </style:style>
    <style:style style:name="P8" style:family="paragraph" style:parent-style-name="Standard">
      <style:text-properties fo:background-color="transparent"/>
    </style:style>
    <style:style style:name="P9"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0" style:family="paragraph" style:parent-style-name="Subtitle">
      <style:paragraph-properties fo:padding="0.074cm" fo:border-left="none" fo:border-right="none" fo:border-top="none" fo:border-bottom="0.99pt solid #000000" style:join-border="false"/>
      <style:text-properties style:font-name="Optima1"/>
    </style:style>
    <style:style style:name="P11"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2" style:family="paragraph" style:parent-style-name="List">
      <style:text-properties fo:font-style="normal" style:font-style-asian="normal" style:font-style-complex="normal"/>
    </style:style>
    <style:style style:name="P13" style:family="paragraph" style:parent-style-name="List">
      <style:text-properties fo:background-color="transparent"/>
    </style:style>
    <style:style style:name="P14" style:family="paragraph" style:parent-style-name="Standard">
      <style:paragraph-properties fo:margin-left="2.986cm" fo:margin-right="0cm" fo:text-indent="0cm" style:auto-text-indent="false"/>
    </style:style>
    <style:style style:name="P15" style:family="paragraph" style:parent-style-name="Code">
      <style:paragraph-properties fo:margin-left="2.999cm" fo:margin-right="0cm" fo:text-indent="0cm" style:auto-text-indent="false"/>
    </style:style>
    <style:style style:name="P16" style:family="paragraph" style:parent-style-name="Standard">
      <style:paragraph-properties fo:margin-left="2.999cm" fo:margin-right="0cm" fo:text-indent="0cm" style:auto-text-indent="false"/>
    </style:style>
    <style:style style:name="P17" style:family="paragraph" style:parent-style-name="Code">
      <style:text-properties style:font-name="Optima1" fo:font-size="10pt" style:font-size-asian="10pt" style:font-size-complex="10pt"/>
    </style:style>
    <style:style style:name="P18" style:family="paragraph" style:parent-style-name="Code">
      <style:text-properties style:font-name="Monaco1" fo:font-size="9pt" style:font-size-asian="9pt" style:font-size-complex="9pt"/>
    </style:style>
    <style:style style:name="P19" style:family="paragraph" style:parent-style-name="Heading_20_TOC" style:master-page-name="Index">
      <style:paragraph-properties style:page-number="1"/>
    </style:style>
    <style:style style:name="P20" style:family="paragraph" style:parent-style-name="Code">
      <style:text-properties officeooo:paragraph-rsid="00118b47"/>
    </style:style>
    <style:style style:name="P21" style:family="paragraph" style:parent-style-name="Code">
      <style:text-properties officeooo:paragraph-rsid="0012c0f2"/>
    </style:style>
    <style:style style:name="P22" style:family="paragraph" style:parent-style-name="Code">
      <style:text-properties officeooo:paragraph-rsid="0012f669"/>
    </style:style>
    <style:style style:name="P23" style:family="paragraph" style:parent-style-name="Code">
      <style:text-properties style:font-name="Optima1" fo:font-size="10pt" style:font-size-asian="10pt" style:font-size-complex="10pt"/>
    </style:style>
    <style:style style:name="P24" style:family="paragraph" style:parent-style-name="Code">
      <style:paragraph-properties fo:break-before="page"/>
      <style:text-properties style:font-name="Optima1" fo:font-size="10pt" style:font-size-asian="10pt" style:font-size-complex="10pt"/>
    </style:style>
    <style:style style:name="P25" style:family="paragraph" style:parent-style-name="Contents_20_2">
      <style:paragraph-properties>
        <style:tab-stops>
          <style:tab-stop style:position="0cm"/>
        </style:tab-stops>
      </style:paragraph-properties>
    </style:style>
    <style:style style:name="P26" style:family="paragraph" style:parent-style-name="Heading_20_2">
      <style:paragraph-properties fo:break-before="page"/>
    </style:style>
    <style:style style:name="P27" style:family="paragraph" style:parent-style-name="Contents_20_1">
      <style:paragraph-properties>
        <style:tab-stops>
          <style:tab-stop style:position="0cm"/>
          <style:tab-stop style:position="3cm"/>
        </style:tab-stops>
      </style:paragraph-properties>
    </style:style>
    <style:style style:name="P28" style:family="paragraph" style:parent-style-name="Heading_20_1" style:master-page-name="Standard">
      <style:paragraph-properties style:page-number="auto"/>
    </style:style>
    <style:style style:name="P29" style:family="paragraph" style:parent-style-name="Heading_20_1">
      <style:paragraph-properties fo:break-before="page"/>
    </style:style>
    <style:style style:name="P30" style:family="paragraph" style:parent-style-name="List">
      <style:text-properties fo:font-style="normal" style:font-style-asian="normal" style:font-style-complex="normal"/>
    </style:style>
    <style:style style:name="P31" style:family="paragraph" style:parent-style-name="List">
      <style:text-properties officeooo:paragraph-rsid="0015a185"/>
    </style:style>
    <style:style style:name="P32" style:family="paragraph" style:parent-style-name="Standard" style:master-page-name="Index">
      <style:paragraph-properties style:page-number="auto"/>
    </style:style>
    <style:style style:name="P33" style:family="paragraph" style:parent-style-name="Standard">
      <style:text-properties fo:background-color="transparent"/>
    </style:style>
    <style:style style:name="P34" style:family="paragraph" style:parent-style-name="Standard" style:list-style-name="L1">
      <style:text-properties fo:background-color="transparent"/>
    </style:style>
    <style:style style:name="P35" style:family="paragraph" style:parent-style-name="Standard" style:list-style-name=""/>
    <style:style style:name="P36" style:family="paragraph" style:parent-style-name="Standard" style:list-style-name="L2">
      <style:text-properties officeooo:paragraph-rsid="0013af4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43530"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style:font-name="Monaco1" fo:font-size="9pt" style:font-size-asian="9pt" style:font-size-complex="9pt"/>
    </style:style>
    <style:style style:name="T8" style:family="text">
      <style:text-properties style:font-name="Monaco1" fo:font-size="9pt" officeooo:rsid="0012c0f2" style:font-size-asian="9pt" style:font-size-complex="9pt"/>
    </style:style>
    <style:style style:name="T9" style:family="text">
      <style:text-properties style:font-name="Monaco1" fo:font-size="9pt" style:text-underline-style="none" fo:background-color="transparent" style:font-size-asian="9pt" style:font-size-complex="9pt"/>
    </style:style>
    <style:style style:name="T10" style:family="text">
      <style:text-properties style:font-name="Monaco1" fo:font-size="9pt" fo:font-style="normal" style:font-size-asian="9pt" style:font-style-asian="normal" style:font-size-complex="9pt" style:font-style-complex="normal"/>
    </style:style>
    <style:style style:name="T11" style:family="text">
      <style:text-properties style:text-underline-style="none"/>
    </style:style>
    <style:style style:name="T12" style:family="text">
      <style:text-properties style:text-underline-style="none" fo:background-color="transparent"/>
    </style:style>
    <style:style style:name="T13" style:family="text">
      <style:text-properties style:text-underline-style="none" officeooo:rsid="0012f669"/>
    </style:style>
    <style:style style:name="T14" style:family="text">
      <style:text-properties style:font-name="Optima1"/>
    </style:style>
    <style:style style:name="T15" style:family="text">
      <style:text-properties style:font-name="Optima1" fo:font-size="10pt" style:font-size-asian="8.75pt" style:font-size-complex="10pt"/>
    </style:style>
    <style:style style:name="T16" style:family="text">
      <style:text-properties style:font-name="Optima1" fo:font-size="10pt" style:text-underline-style="none" style:font-size-asian="10pt" style:font-size-complex="10pt"/>
    </style:style>
    <style:style style:name="T17" style:family="text">
      <style:text-properties style:font-name="Optima1" fo:font-size="10pt" style:text-underline-style="none" fo:background-color="transparent" style:font-size-asian="10pt" style:font-size-complex="10pt"/>
    </style:style>
    <style:style style:name="T18" style:family="text">
      <style:text-properties style:font-name="monaco" fo:font-size="9pt" style:font-size-asian="9pt" style:font-size-complex="9pt"/>
    </style:style>
    <style:style style:name="T19" style:family="text">
      <style:text-properties style:font-name="monaco" fo:font-size="9pt" officeooo:rsid="0012c0f2" style:font-size-asian="9pt" style:font-size-complex="9pt"/>
    </style:style>
    <style:style style:name="T20" style:family="text">
      <style:text-properties fo:background-color="transparent"/>
    </style:style>
    <style:style style:name="T21" style:family="text">
      <style:text-properties officeooo:rsid="00118b47"/>
    </style:style>
    <style:style style:name="T22" style:family="text">
      <style:text-properties fo:font-weight="normal" style:font-weight-asian="normal" style:font-weight-complex="normal"/>
    </style:style>
    <style:style style:name="T23" style:family="text">
      <style:text-properties officeooo:rsid="0012c0f2"/>
    </style:style>
    <style:style style:name="T24" style:family="text">
      <style:text-properties officeooo:rsid="0012f669"/>
    </style:style>
    <style:style style:name="T25" style:family="text">
      <style:text-properties officeooo:rsid="0014353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3"><draw:frame draw:style-name="fr1" draw:name="graphics1" text:anchor-type="paragraph" svg:x="1.109cm" svg:y="0.37cm" svg:width="9.029cm" svg:height="5.95cm" draw:z-index="0"><draw:image xlink:href="../sogo-2.png" xlink:type="simple" xlink:show="embed" xlink:actuate="onLoad"/></draw:frame></text:p>
      <text:p text:style-name="P3"/>
      <text:p text:style-name="P3"/>
      <text:p text:style-name="P3"/>
      <text:p text:style-name="P3"/>
      <text:p text:style-name="P9"/>
      <text:p text:style-name="P11">Version 2.0.0</text:p>
      <text:p text:style-name="P10">Native Microsoft Outlook Configuration Guide</text:p>
      <text:p text:style-name="P3"/>
      <text:p text:style-name="P32">Copyright © <text:s/>2009-2012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P8">Version 2.0.0 – August 2012</text:p>
      <text:p text:style-name="Standard"/>
      <text:p text:style-name="Standard"/>
      <text:p text:style-name="P4"><draw:frame draw:style-name="fr2" draw:name="graphics3" text:anchor-type="as-char" svg:y="0cm" svg:width="8.814cm" svg:height="1.882cm" draw:z-index="1"><draw:image xlink:href="../inverse.jpg" xlink:type="simple" xlink:show="embed" xlink:actuate="onLoad"/></draw:frame></text:p>
      <text:p text:style-name="P19">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7">Chapter 1<text:tab/>About this Guide <text:s text:c="2"/><text:tab/>2</text:p>
          <text:p text:style-name="P27">Chapter 2<text:tab/>Introduction <text:s text:c="2"/><text:tab/>3</text:p>
          <text:p text:style-name="P27">Chapter 3<text:tab/>Requirements <text:s text:c="3"/><text:tab/>4</text:p>
          <text:p text:style-name="P25">LDAP Server <text:s text:c="2"/><text:tab/>4</text:p>
          <text:p text:style-name="P25">Microsoft Active Directory <text:s text:c="2"/><text:tab/>4</text:p>
          <text:p text:style-name="P25">Other or No Solution <text:s text:c="2"/><text:tab/>5</text:p>
          <text:p text:style-name="P25">IMAP Server and Trust <text:s text:c="2"/><text:tab/>6</text:p>
          <text:p text:style-name="P27">Chapter 4<text:tab/>Installation <text:s text:c="2"/><text:tab/>7</text:p>
          <text:p text:style-name="P25">Red Hat Enterprise Linux v5 or v6 <text:s text:c="2"/><text:tab/>7</text:p>
          <text:p text:style-name="P25">Debian 6.0 (“Squeeze”), Ubuntu 11.10 (“Oneiric Ocelot”) and Ubuntu 12.04 (“Precise Pangolin”) <text:s text:c="2"/><text:tab/>8</text:p>
          <text:p text:style-name="P27">Chapter 5<text:tab/>Configuration <text:s text:c="2"/><text:tab/>9</text:p>
          <text:p text:style-name="P25">SOGo Configuration <text:s text:c="2"/><text:tab/>9</text:p>
          <text:p text:style-name="P25">Samba 4 Configuration <text:s text:c="2"/><text:tab/>9</text:p>
          <text:p text:style-name="P25">OpenChange Configuration <text:s text:c="2"/><text:tab/>10</text:p>
          <text:p text:style-name="P25">Apache Configuration for Web Services <text:s text:c="2"/><text:tab/>11</text:p>
          <text:p text:style-name="P25">Name Service Configuration for Web Services <text:s text:c="2"/><text:tab/>12</text:p>
          <text:p text:style-name="P27">Chapter 6<text:tab/>Adding Users <text:s text:c="2"/><text:tab/>13</text:p>
          <text:p text:style-name="P27">Chapter 7<text:tab/>Microsoft Outlook 2003, 2007 and 2010 Configuration <text:s text:c="2"/><text:tab/>14</text:p>
          <text:p text:style-name="P27">Chapter 8<text:tab/>Known Issues or Limitations <text:s text:c="2"/><text:tab/>15</text:p>
          <text:p text:style-name="P25">Current Limitations <text:s text:c="2"/><text:tab/>15</text:p>
          <text:p text:style-name="P27">Chapter 9<text:tab/>Additional Information <text:s text:c="2"/><text:tab/>17</text:p>
          <text:p text:style-name="P27">Chapter 10<text:tab/>Commercial Support and Contact Information <text:s text:c="2"/><text:tab/>18</text:p>
        </text:index-body>
      </text:table-of-content>
      <text:p text:style-name="Standard"/>
      <text:h text:style-name="P28" text:outline-level="1">About this Guide</text:h>
      <text:p text:style-name="Standard">This guide will walk you through the installation and configuration of the native Microsoft Outlook compatibility layer SOGo offers.</text:p>
      <text:p text:style-name="Standard">Prior going over this guide, you should have a working SOGo installation. Please refer to the <text:span text:style-name="Emphasis">SOGo Installation and Configuration </text:span><text:span text:style-name="Emphasis"><text:span text:style-name="T21">G</text:span></text:span><text:span text:style-name="Emphasis">uide </text:span>for more information on installing and configuring SOGo.</text:p>
      <text:p text:style-name="Standard">This guide also includes instructions for configuring Microsoft Outlook with SOGo.</text:p>
      <text:p text:style-name="Standard">The instructions are based <text:span text:style-name="T22">on version 2.0.0 o</text:span>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text:p>
      <text:p text:style-name="List">❏<text:tab/>Native compatibility for Microsoft Outlook 2003, 2007 and 2010</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29" text:outline-level="1">Requirements<text:tab/></text:h>
      <text:p text:style-name="Standard">Organizations generally have solutions to authenticate users such as LDAP servers or Microsoft Active Directory servers.</text:p>
      <text:p text:style-name="Standard">The solution being used will influence how users are provisioned in Samba 4, a key component for native Outlook compatibility in SOGo.</text:p>
      <text:h text:style-name="Heading_20_2" text:outline-level="2">LDAP Server</text:h>
      <text:p text:style-name="Standard">If your organization uses a LDAP server such OpenLDAP, Novell eDirectory, Apache Directory or any other solution, you must use Samba 4's internal directory server and synchronize the data between both.</text:p>
      <text:p text:style-name="Standard">Synchronization scripts are not provided and unless you have clear-text passwords of your existing users, they will have to be changed during your initial synchronization so that your LDAP's server passwords are identical to the ones from Samba 4.</text:p>
      <text:p text:style-name="Standard">Any modifications to your existing LDAP server (password change, user addition or deletion, etc.) will have to be replicated to Samba 4's internal directory server.</text:p>
      <text:p text:style-name="Standard">Note that if you install Samba 4 on a server that is already running a LDAP service, you will have to change to TCP port on which your LDAP server listens to. Samba 4 will use the TCP port 389 and it can't be changed.</text:p>
      <text:p text:style-name="Standard">For example, <text:span text:style-name="T21">with</text:span> OpenLDAP, you can use the <text:span text:style-name="Code_20__28_inline_29_">-h</text:span> parameter for <text:span text:style-name="Code_20__28_inline_29_">slapd</text:span> to make it listen on an other TCP port.</text:p>
      <text:h text:style-name="Heading_20_2" text:outline-level="2">Microsoft Active Directory</text:h>
      <text:p text:style-name="Standard">If your organization uses Microsoft Active Directory, Samba 4 will need to be joined to your Active Directory domain.</text:p>
      <text:p text:style-name="Standard">Samba 4 will be able to reuse all the information contained in Microsoft Active Directory and no synchronization process needs to be put in place as information will get replicated to Samba 4 automatically.</text:p>
      <text:p text:style-name="Standard">For more information on joining Samba 4 to an existing Microsoft Active Directory domain, <text:soft-page-break/>please refer to the Samba 4 documentation available at the following URL:</text:p>
      <text:p text:style-name="Standard"><text:a xlink:type="simple" xlink:href="http://wiki.samba.org/index.php/Samba4">http://wiki.samba.org/index.php/Samba4</text:a></text:p>
      <text:p text:style-name="Standard">More specifically, have a look at the “<text:span text:style-name="Code_20__28_inline_29_">samba-tool domain join</text:span>” command.</text:p>
      <text:h text:style-name="Heading_20_2" text:outline-level="2">Other or No Solution</text:h>
      <text:p text:style-name="Standard">If your organization neither uses a LDAP server or Microsoft Active Directory, you can start using Samba 4 as your directory server.</text:p>
      <text:p text:style-name="Standard">Samba 4's directory can be queried over LDAP just like Microsoft Active Directory and can also serve as a domain controller for Windows-based environments.</text:p>
      <text:p text:style-name="Standard">For example, SOGo can very well use Samba 4's built-in directory server to authenticate users. A SOGoUserSources entry to achieve this wold look like this:</text:p>
      <text:p text:style-name="P20"><text:span text:style-name="T21">su – sogo</text:span></text:p>
      <text:p text:style-name="P20"><text:span text:style-name="T21">defaults write </text:span>sogod SOGoUserSources '(</text:p>
      <text:p text:style-name="Code"><text:s text:c="4"/>{</text:p>
      <text:p text:style-name="Code"><text:s text:c="8"/>CNFieldName = displayName;</text:p>
      <text:p text:style-name="Code"><text:s text:c="8"/>IDFieldName = cn;</text:p>
      <text:p text:style-name="Code"><text:s text:c="8"/>UIDFieldName = sAMAccountName;</text:p>
      <text:p text:style-name="Code"><text:s text:c="8"/>baseDN = "cn=Users,dc=example,dc=com";</text:p>
      <text:p text:style-name="Code"><text:s text:c="8"/>bindDN = "cn=Administrator,cn=Users,dc=example,dc=com";</text:p>
      <text:p text:style-name="Code"><text:s text:c="8"/>bindFields = (</text:p>
      <text:p text:style-name="Code"><text:s text:c="12"/>sAMAccountName</text:p>
      <text:p text:style-name="Code"><text:s text:c="8"/>);</text:p>
      <text:p text:style-name="Code"><text:s text:c="8"/>bindPassword = "%1OpenChange";</text:p>
      <text:p text:style-name="Code"><text:s text:c="8"/>canAuthenticate = YES;</text:p>
      <text:p text:style-name="Code"><text:s text:c="8"/>displayName = "Shared Addresses";</text:p>
      <text:p text:style-name="Code"><text:s text:c="8"/>hostname = "127.0.0.1";</text:p>
      <text:p text:style-name="Code"><text:s text:c="8"/>id = samba;</text:p>
      <text:p text:style-name="Code"><text:s text:c="8"/>isAddressBook = YES;</text:p>
      <text:p text:style-name="Code"><text:s text:c="8"/>port = 389;</text:p>
      <text:p text:style-name="Code"><text:s text:c="4"/>}</text:p>
      <text:p text:style-name="Code">)'</text:p>
      <text:p text:style-name="Standard"/>
      <text:p text:style-name="Standard">Please refer to the <text:span text:style-name="Emphasis">SOGo Installation and Configuration </text:span><text:span text:style-name="Emphasis"><text:span text:style-name="T21">G</text:span></text:span><text:span text:style-name="Emphasis">uide </text:span>for more information regarding <text:span text:style-name="T7">SOGoUserSources</text:span>.</text:p>
      <text:h text:style-name="P26" text:outline-level="2">IMAP Server and Trust</text:h>
      <text:p text:style-name="P5"><text:span text:style-name="T21">An</text:span> IMAP server supporting the UIDPLUS and QRESYNC IMAP extensions <text:span text:style-name="T21">is required</text:span>, such as Cyrus IMAP <text:span text:style-name="T21">version </text:span>2.4 or later, or Dovecot <text:span text:style-name="T21">version </text:span>2.1 or later. </text:p>
      <text:p text:style-name="Standard">Moreover, the authentication mode in use by Windows with Samba and Exchange servers prevent the backend from knowing the real password being used by the user. This implies that the IMAP server must accept any passwords from the host on which Samba is running.</text:p>
      <text:p text:style-name="Standard"><text:span text:style-name="T23">To accomplish this with </text:span>Cyrus IMAP Server, set “<text:span text:style-name="Code_20__28_inline_29_">sasl_pwcheck_method</text:span>” to “<text:span text:style-name="Code_20__28_inline_29_">alwaystrue</text:span>” in <text:span text:style-name="Code_20__28_inline_29_">/etc/imapd.conf</text:span>. You should restrain this to an <text:span text:style-name="Code_20__28_inline_29_">imapd</text:span> instance dedicated to SOGo.</text:p>
      <text:p text:style-name="P8">For Dovecot, use an authentication source similar to:</text:p>
      <text:p text:style-name="Code">passdb {</text:p>
      <text:p text:style-name="Code"><text:s text:c="2"/>driver = static</text:p>
      <text:p text:style-name="Code"><text:s text:c="2"/>args = nopassword=y allow_nets=127.0.0.1/32</text:p>
      <text:p text:style-name="Code">}</text:p>
      <text:p text:style-name="Code"/>
      <text:p text:style-name="Standard">You should also make sure that you restrain this only to the SOGo processes.</text:p>
      <text:p text:style-name="Standard">For any other IMAP server, refer to the product's documentation. If such capability is not offered, you can alternatively define the cleartext password for each user. Please refer to the <text:span text:style-name="T2">Adding Users</text:span> section from this document.</text:p>
      <text:h text:style-name="P29" text:outline-level="1">Installation</text:h>
      <text:p text:style-name="Standard">This section will guide you through the installation of the native Microsoft Outlook compatibility layer SOGo offers.</text:p>
      <text:h text:style-name="Heading_20_2" text:outline-level="2">Red Hat Enterprise Linux v5 or v6</text:h>
      <text:p text:style-name="Standard">If you are using Red Hat Enterprise Linux (or CentOS) version 5 or version 6, packages for Samba 4, OpenChange and SOGo and the SOGo OpenChange backend are available in the form of nightly builds. Please follow the instructions from <text:a xlink:type="simple" xlink:href="http://www.sogo.nu/english/downloads/backend_nightly.html">http://www.sogo.nu/english/downloads/backend_nightly.html</text:a> .</text:p>
      <text:p text:style-name="Standard">In order to satisfy certain dependencies, you should also add the EPEL source corresponding to your distribution and architecture. More information on this is available here: <text:a xlink:type="simple" xlink:href="http://fedoraproject.org/wiki/EPEL">http://fedoraproject.org/wiki/EPEL</text:a>.</text:p>
      <text:p text:style-name="Standard">Once ready, install the OpenChange packages on top of an existing SOGo installation:</text:p>
      <text:p text:style-name="P18">yum clean &amp;&amp; yum makecache</text:p>
      <text:p text:style-name="P21"><text:span text:style-name="T7">yum install samba4</text:span> <text:span text:style-name="T23">\</text:span></text:p>
      <text:p text:style-name="P21"><text:span text:style-name="T8"><text:s text:c="12"/></text:span><text:span text:style-name="T7">openchange</text:span> <text:span text:style-name="T23">\</text:span></text:p>
      <text:p text:style-name="P21"><text:span text:style-name="T8"><text:s text:c="12"/>sogo-openchange-backend \</text:span></text:p>
      <text:p text:style-name="P21"><text:span text:style-name="T8"><text:s text:c="12"/></text:span><text:span text:style-name="T7">openchange-ocsmanager </text:span><text:span text:style-name="T8">\</text:span></text:p>
      <text:p text:style-name="P21"><text:span text:style-name="T8"><text:s text:c="12"/></text:span><text:span text:style-name="T7">openchange-rpcproxy</text:span></text:p>
      <text:p text:style-name="P18"/>
      <text:p text:style-name="Standard">Once the packages are installed, refer to the <text:span text:style-name="T2">Configuration</text:span> chapter from this guide.</text:p>
      <text:h text:style-name="P26" text:outline-level="2">Debian 6.0 (“Squeeze”), Ubuntu 11.10 (“Oneiric Ocelot”) and Ubuntu 12.04 (“Precise Pangolin”)</text:h>
      <text:p text:style-name="Standard">Samba 4, OpenChange, SOGo and the SOGo OpenChange backend are now available in the form of nightly builds. Please follow the instructions from <text:a xlink:type="simple" xlink:href="http://www.sogo.nu/english/downloads/backend_nightly.html">http://www.sogo.nu/english/downloads/backend_nightly.html</text:a> .</text:p>
      <text:p text:style-name="Standard">Once ready, first install the <text:span text:style-name="Code_20__28_inline_29_">samba4</text:span> package on top of an existing SOGo installation:</text:p>
      <text:p text:style-name="Code">apt-get update</text:p>
      <text:p text:style-name="Code">apt-get install samba4</text:p>
      <text:p text:style-name="Code"/>
      <text:p text:style-name="Standard">The current post installation script shipped with the Samba 4 package is far from perfect and seem to fail even on a fresh install. The following command is needed to let dpkg know that everything is fine about Samba 4.</text:p>
      <text:p text:style-name="Code">sed --in-place 'N; s/Package: samba4\nStatus: install ok half-configured/Package: samba4\nStatus: install ok installed/;' <text:s/>/var/lib/dpkg/status</text:p>
      <text:p text:style-name="Code"/>
      <text:p text:style-name="P7">Once completed, install the packages related to OpenChange and the SOGo provider:</text:p>
      <text:p text:style-name="P21"><text:span text:style-name="T7">apt-get install openchangeserve</text:span><text:span text:style-name="T8">r \</text:span></text:p>
      <text:p text:style-name="P21"><text:span text:style-name="T8"><text:s text:c="16"/>sogo-openchange \</text:span></text:p>
      <text:p text:style-name="P21"><text:span text:style-name="T8"><text:s text:c="16"/></text:span><text:span text:style-name="T7">openchangeproxy</text:span> <text:span text:style-name="T23">\</text:span></text:p>
      <text:p text:style-name="Code"><text:span text:style-name="T19"><text:s text:c="16"/></text:span><text:span text:style-name="T18">openchange-ocsmanager</text:span> <text:span text:style-name="T23">\</text:span></text:p>
      <text:p text:style-name="Code"><text:span text:style-name="T8"><text:s text:c="16"/></text:span><text:span text:style-name="T7">openchange-rpcproxy</text:span></text:p>
      <text:p text:style-name="P18"/>
      <text:p text:style-name="Standard">Once the packages are installed, refer to the <text:span text:style-name="T2">Configuration</text:span> chapter from this guide.</text:p>
      <text:h text:style-name="P29" text:outline-level="1">Configuration</text:h>
      <text:p text:style-name="Standard">In this section, you'll learn how to configure the native Microsoft Outlook compatibility layer that SOGo offers.</text:p>
      <text:h text:style-name="Heading_20_2" text:outline-level="2">SOGo Configuration</text:h>
      <text:p text:style-name="Standard">First thing to do is to configure SOGo to use your current services, which are your IMAP, SMTP and SQL database servers. The configuration instructions for this are available in <text:span text:style-name="T11">the </text:span><text:span text:style-name="Emphasis"><text:span text:style-name="T11">SOGo Installation and Configuration </text:span></text:span><text:span text:style-name="Emphasis"><text:span text:style-name="T13">G</text:span></text:span><text:span text:style-name="Emphasis"><text:span text:style-name="T11">uide</text:span></text:span><text:span text:style-name="T11"> available from </text:span><text:a xlink:type="simple" xlink:href="http://www.sogo.nu/">http://www.sogo.nu</text:a></text:p>
      <text:p text:style-name="P5">Please refer to that documentation before continuing with the instructions included in this guide.</text:p>
      <text:h text:style-name="Heading_20_2" text:outline-level="2"><text:bookmark text:name="Samba_Configuration"/>Samba 4 Configuration</text:h>
      <text:p text:style-name="Text_20_body">Run the following commands as root: <text:bookmark text:name="line-177"/><text:bookmark text:name="line-176"/><text:bookmark text:name="line-175"/><text:bookmark text:name="line-174"/></text:p>
      <text:p text:style-name="P22">provision --realm=example.com <text:span text:style-name="T24">\</text:span></text:p>
      <text:p text:style-name="P22"><text:span text:style-name="T24"><text:s text:c="10"/></text:span>--domain=OPENCHANGE <text:span text:style-name="T24">\</text:span></text:p>
      <text:p text:style-name="P22"><text:span text:style-name="T24"><text:s text:c="10"/></text:span>--adminpass='%1OpenChange' <text:span text:style-name="T24">\</text:span></text:p>
      <text:p text:style-name="P22"><text:span text:style-name="T24"><text:s text:c="10"/></text:span>--server-role='domain controller'</text:p>
      <text:p text:style-name="Code"/>
      <text:p text:style-name="P17">The <text:span text:style-name="Code_20__28_inline_29_">provision</text:span> script might be located in <text:span text:style-name="Code_20__28_inline_29_">/usr/share/samba/setup</text:span>. You might also have to remove <text:span text:style-name="Code_20__28_inline_29_">/etc/samba4/smb.conf </text:span>(or <text:span text:style-name="Code_20__28_inline_29_">/etc/samba/smb.conf</text:span> on Debian-based distributions) prior running this command.</text:p>
      <text:p text:style-name="Code"><text:bookmark text:name="line-188"/><text:bookmark text:name="line-187"/></text:p>
      <text:p text:style-name="Text_20_body"><text:bookmark text:name="line-307"/><text:bookmark text:name="line-306"/>Add the following parameters to the <text:span text:style-name="Code_20__28_inline_29_">[global]</text:span> section of the <text:span text:style-name="Code_20__28_inline_29_">/etc/samba4/smb.conf </text:span><text:span text:style-name="T14">(</text:span><text:span text:style-name="Code_20__28_inline_29_">/etc/samba/smb.conf </text:span><text:span text:style-name="T14">if you use a Debian-based distribution) configuration file:</text:span></text:p>
      <text:p text:style-name="Code"><text:bookmark text:name="line-1-19"/>### Configuration required by OpenChange server ###</text:p>
      <text:p text:style-name="Code"><text:bookmark text:name="line-2-19"/>dcerpc endpoint servers = epmapper, mapiproxy</text:p>
      <text:p text:style-name="Code"><text:bookmark text:name="line-3-17"/>dcerpc_mapiproxy:server = true</text:p>
      <text:p text:style-name="Code"><text:bookmark text:name="line-4-12"/>dcerpc_mapiproxy:interfaces = exchange_emsmdb, exchange_nsp, exchange_ds_rfr</text:p>
      <text:p text:style-name="Code"><text:bookmark text:name="line-5-9"/>### Configuration required by OpenChange server ###</text:p>
      <text:p text:style-name="Code"/>
      <text:p text:style-name="P17"/>
      <text:p text:style-name="P24">Your Samba 4 configuration file should look like this:</text:p>
      <text:p text:style-name="P17"/>
      <text:p text:style-name="Code"># Global parameters</text:p>
      <text:p text:style-name="Code">[global]</text:p>
      <text:p text:style-name="Code"><text:s text:c="2"/>server role = active directory domain controller</text:p>
      <text:p text:style-name="Code"><text:s text:c="2"/>workgroup = EXAMPLE</text:p>
      <text:p text:style-name="Code"><text:s text:c="2"/>realm = example.com</text:p>
      <text:p text:style-name="Code"><text:s text:c="2"/>netbios name = sogo</text:p>
      <text:p text:style-name="Code"><text:s text:c="2"/>passdb backend = samba4</text:p>
      <text:p text:style-name="Code"><text:s text:c="2"/>### Configuration required by OpenChange server ###</text:p>
      <text:p text:style-name="Code"><text:s text:c="2"/>dcerpc endpoint servers = epmapper, mapiproxy</text:p>
      <text:p text:style-name="Code"><text:s text:c="2"/>dcerpc_mapiproxy:server = true</text:p>
      <text:p text:style-name="Code"><text:s text:c="2"/>dcerpc_mapiproxy:interfaces = exchange_emsmdb, exchange_nsp, exchange_ds_rfr</text:p>
      <text:p text:style-name="Code"><text:s text:c="2"/>### Configuration required by OpenChange server ###</text:p>
      <text:p text:style-name="Code"/>
      <text:p text:style-name="Code">[netlogon]</text:p>
      <text:p text:style-name="Code"><text:s text:c="2"/>path = /var/lib/samba/sysvol/example.com/scripts</text:p>
      <text:p text:style-name="Code"><text:s text:c="2"/>read only = No</text:p>
      <text:p text:style-name="Code"/>
      <text:p text:style-name="Code">[sysvol]</text:p>
      <text:p text:style-name="Code"><text:s text:c="2"/>path = /var/lib/samba/sysvol</text:p>
      <text:p text:style-name="Code"><text:s text:c="2"/>read only = No</text:p>
      <text:p text:style-name="Code"/>
      <text:p text:style-name="Text_20_body"><text:bookmark text:name="line-316"/><text:bookmark text:name="line-315"/>As Samba 4 will be started as <text:span text:style-name="Code_20__28_inline_29_">root</text:span>, the SOGo configuration file will be looked up under <text:span text:style-name="Code_20__28_inline_29_">root</text:span>'s home directory. <text:bookmark text:name="line-317"/>Create the following symbolic link to make sure that Samba 4 finds the configuration file: <text:bookmark text:name="line-320"/><text:bookmark text:name="line-319"/><text:bookmark text:name="line-318"/></text:p>
      <text:p text:style-name="Code"><text:bookmark text:name="line-1-20"/>ln -s ~sogo/GNUstep /root/</text:p>
      <text:p text:style-name="Code"/>
      <text:h text:style-name="Heading_20_2" text:outline-level="2">OpenChange Configuration</text:h>
      <text:p text:style-name="Standard">The Samba AD schema needs to be filled with additional object definitions by running the following commands: <text:bookmark text:name="line-207"/><text:bookmark text:name="line-206"/><text:bookmark text:name="line-205"/><text:bookmark text:name="line-204"/><text:bookmark text:name="line-203"/><text:bookmark text:name="line-202"/><text:bookmark text:name="line-201"/><text:bookmark text:name="line-200"/><text:bookmark text:name="line-199"/><text:bookmark text:name="line-198"/><text:bookmark text:name="line-197"/><text:bookmark text:name="line-196"/><text:bookmark text:name="line-195"/><text:bookmark text:name="line-194"/><text:bookmark text:name="line-193"/><text:bookmark text:name="line-192"/><text:bookmark text:name="line-191"/><text:bookmark text:name="line-190"/><text:bookmark text:name="line-189"/></text:p>
      <text:p text:style-name="Code">openchange_provision</text:p>
      <text:p text:style-name="Code"><text:bookmark text:name="line-3-11"/></text:p>
      <text:p text:style-name="Code"><text:bookmark text:name="line-4-7"/>NOTE: This operation can take several minutes</text:p>
      <text:p text:style-name="Code"><text:bookmark text:name="line-5-5"/>[+] Step 1: Register Exchange OIDs</text:p>
      <text:p text:style-name="Code"><text:bookmark text:name="line-6-5"/>[+] Step 2: Add Exchange attributes to Samba schema</text:p>
      <text:p text:style-name="Code"><text:bookmark text:name="line-7-4"/>[+] Step 3: Add Exchange auxiliary classes to Samba schema</text:p>
      <text:p text:style-name="Code"><text:bookmark text:name="line-8-3"/>[+] Step 4: Add Exchange objectCategory to Samba schema</text:p>
      <text:p text:style-name="Code"><text:bookmark text:name="line-9-3"/>[+] Step 5: Add Exchange containers to Samba schema</text:p>
      <text:p text:style-name="Code"><text:bookmark text:name="line-10-3"/>[+] Step 6: Add Exchange *sub* containers to Samba schema</text:p>
      <text:p text:style-name="Code"><text:bookmark text:name="line-11-3"/>[+] Step 7: Add Exchange CfgProtocol subcontainers to Samba schema</text:p>
      <text:p text:style-name="Code"><text:bookmark text:name="line-12-2"/>[+] Step 8: Add Exchange mailGateway subcontainers to Samba schema</text:p>
      <text:p text:style-name="Code"><text:bookmark text:name="line-13-2"/>[+] Step 9: Add Exchange classes to Samba schema</text:p>
      <text:p text:style-name="Code"><text:bookmark text:name="line-14-2"/>[+] Step 10: Add possSuperior attributes to Exchange classes</text:p>
      <text:p text:style-name="Code"><text:bookmark text:name="line-15-2"/>[+] Step 11: Extend existing Samba classes and attributes</text:p>
      <text:p text:style-name="Code"><text:bookmark text:name="line-16-2"/><text:soft-page-break/>[+] Step 12: Exchange Samba with Exchange configuration objects</text:p>
      <text:p text:style-name="Code"><text:bookmark text:name="line-17-2"/>[SUCCESS] Done!</text:p>
      <text:p text:style-name="Code"/>
      <text:p text:style-name="Standard"><text:bookmark text:name="line-209"/><text:bookmark text:name="line-208"/>Provision the OpenChange database: <text:bookmark text:name="line-225"/><text:bookmark text:name="line-224"/><text:bookmark text:name="line-223"/><text:bookmark text:name="line-222"/><text:bookmark text:name="line-221"/><text:bookmark text:name="line-220"/><text:bookmark text:name="line-219"/><text:bookmark text:name="line-218"/><text:bookmark text:name="line-217"/><text:bookmark text:name="line-216"/><text:bookmark text:name="line-215"/><text:bookmark text:name="line-214"/><text:bookmark text:name="line-213"/><text:bookmark text:name="line-212"/><text:bookmark text:name="line-211"/><text:bookmark text:name="line-210"/></text:p>
      <text:p text:style-name="Code">openchange_provision --openchangedb</text:p>
      <text:p text:style-name="Code"><text:bookmark text:name="line-2-14"/></text:p>
      <text:p text:style-name="Code"><text:bookmark text:name="line-3-12"/>Setting up openchange db</text:p>
      <text:p text:style-name="Code"><text:bookmark text:name="line-4-8"/>[+] Public Folders</text:p>
      <text:p text:style-name="Code"><text:bookmark text:name="line-5-6"/>===================</text:p>
      <text:p text:style-name="Code"><text:bookmark text:name="line-6-6"/><text:s text:c="8"/>* Public Folder Root <text:s text:c="22"/>0x0100000000000001</text:p>
      <text:p text:style-name="Code"><text:bookmark text:name="line-7-5"/><text:s text:c="8"/>* IPM_SUBTREE <text:s text:c="29"/>0x0200000000000001</text:p>
      <text:p text:style-name="Code"><text:bookmark text:name="line-8-4"/><text:s text:c="8"/>* NON_IPM_SUBTREE <text:s text:c="25"/>0x0300000000000001</text:p>
      <text:p text:style-name="Code"><text:bookmark text:name="line-9-4"/><text:s text:c="8"/>* EFORMS REGISTRY <text:s text:c="25"/>0x0400000000000001</text:p>
      <text:p text:style-name="Code"><text:bookmark text:name="line-10-4"/><text:s text:c="8"/>* OFFLINE ADDRESS BOOK <text:s text:c="20"/>0x0500000000000001</text:p>
      <text:p text:style-name="Code"><text:bookmark text:name="line-11-4"/><text:s text:c="8"/>* /o=First Organization/cn=addrlists/cn=oabs/cn=Default Offline Address Book 0x0600000000000001</text:p>
      <text:p text:style-name="Code"><text:bookmark text:name="line-12-3"/><text:s text:c="8"/>* SCHEDULE+ FREE BUSY <text:s text:c="21"/>0x0700000000000001</text:p>
      <text:p text:style-name="Code"><text:bookmark text:name="line-13-3"/><text:s text:c="8"/>* EX:/o=First Organization/ou=Exchange Administrative Group (UBUNTU-OC) 0x0800000000000001</text:p>
      <text:p text:style-name="P15"><text:bookmark text:name="line-14-3"/><text:s text:c="8"/>* Events Root <text:s text:c="29"/>0x0900000000000001</text:p>
      <text:p text:style-name="P15"/>
      <text:p text:style-name="P15"/>
      <text:p text:style-name="Standard">Next, you can start Samba. Make sure SELinux is disabled.</text:p>
      <text:p text:style-name="P8">On RHEL-based distributions, simply use “<text:span text:style-name="Code_20__28_inline_29_">service samba4 start</text:span><text:span text:style-name="T15">” (“</text:span><text:span text:style-name="Code_20__28_inline_29_">service samba4 stop</text:span><text:span text:style-name="T15">” to stop the service).</text:span></text:p>
      <text:p text:style-name="P16">Alternatively, on Debian-based distributions, you can start or stop Samba 4 using “<text:span text:style-name="Code_20__28_inline_29_">start samba4</text:span>” or “<text:span text:style-name="Code_20__28_inline_29_">stop samba4</text:span>”.</text:p>
      <text:p text:style-name="P8">You can also launch the OpenChange web services. On RHEL-based distributions, use “<text:span text:style-name="Code_20__28_inline_29_">service openchange-ocsmanager start</text:span>”.</text:p>
      <text:p text:style-name="P8">On Debian-based distributions, use “<text:span text:style-name="Code_20__28_inline_29_">service openchange-ocsmanager start</text:span>”.</text:p>
      <text:h text:style-name="Heading_20_2" text:outline-level="2">Apache Configuration for Web Services</text:h>
      <text:p text:style-name="Standard">In order to make use of the OpenChange web services, you need to configure Apache to forward certain requests to the OpenChange web application server, which is running on port 5000 of the <text:span text:style-name="T2">localhost</text:span> interface by default.</text:p>
      <text:p text:style-name="P8">Moreover, you should have SSL properly configured in Apache – listening on port TCP/443 (default) to use RPC over HTTP using SSL – for security reasons.</text:p>
      <text:p text:style-name="P8">The OpenChange web services consist of two components:</text:p>
      <text:list xml:id="list301153496" text:style-name="L1">
        <text:list-item>
          <text:p text:style-name="P34"><text:span text:style-name="T1">OCS Manager</text:span> which is used for autodiscovery and freebusy lookups on Outlook 2007 and 2010</text:p>
        </text:list-item>
        <text:list-item>
          <text:p text:style-name="P34"><text:soft-page-break/><text:span text:style-name="T1">RPC Proxy</text:span> which is used for RPC over HTTP (“Outlook Anywhere”)</text:p>
        </text:list-item>
      </text:list>
      <text:p text:style-name="Standard">On RHEL-based distributions, the apache configuration required by these services can be found in <text:span text:style-name="Code_20__28_inline_29_">/etc/httpd/conf.d/ocsmanager.conf</text:span> and <text:span text:style-name="Code_20__28_inline_29_">/etc/httpd/conf.d/rpcproxy.conf</text:span><text:span text:style-name="T7">.</text:span></text:p>
      <text:p text:style-name="Standard">For Debian-based distributions, these files can be found in <text:span text:style-name="Code_20__28_inline_29_">/etc/apache2/conf.d/</text:span>.</text:p>
      <text:p text:style-name="P8">The configuration requires three Apache modules: <text:s/>“mod_proxy”, “mod_proxy_http” and “mod_wsgi”. These are usually already installed but might need to be activated on Debian-based installations:</text:p>
      <text:p text:style-name="Code">a2enmod proxy proxy_http wsgi</text:p>
      <text:p text:style-name="Code"/>
      <text:p text:style-name="Standard">On RHEL-based distributions, make sure the <text:span text:style-name="Code_20__28_inline_29_">LoadModule</text:span> directive is uncommented in <text:span text:style-name="Code_20__28_inline_29_">/etc/httpd/conf.d/wsgi.conf</text:span>.</text:p>
      <text:p text:style-name="Standard">You should now restart the Apache service and make sure it will start on boot. On RHEL-based distributions, do:</text:p>
      <text:p text:style-name="Code">chkconfig httpd on &amp;&amp; /etc/init.d/httpd restart</text:p>
      <text:p text:style-name="Code"/>
      <text:p text:style-name="Standard">On Debian-based distributions, do:</text:p>
      <text:p text:style-name="Code">update-rc.d apache2 defaults &amp;&amp; /etc/init.d/apache2 restart<text:line-break/></text:p>
      <text:h text:style-name="Heading_20_2" text:outline-level="2">Name Service Configuration for Web Services</text:h>
      <text:p text:style-name="Standard">The autodiscovery service must be made accessible in order to advertise the web services provided by OpenChange. This can be done in two ways.</text:p>
      <text:list xml:id="list2100582693" text:style-name="L2">
        <text:list-item>
          <text:p text:style-name="P36">The first is to associate the FQDN <text:span text:style-name="Code_20__28_inline_29_">autodiscover.example.com</text:span> with the machine that hosts Samba 4 / OpenChange, by adding a <text:span text:style-name="Code_20__28_inline_29_">CNAME</text:span> entry in your DNS configuration. Note that, instead or changing your DNS server configuration, you can simply add a similar entry to the “hosts” file of the Windows machine from where you'll run Outlook, which is handy for testing purposes.</text:p>
        </text:list-item>
        <text:list-item>
          <text:p text:style-name="P36">The second option is to add a <text:span text:style-name="Code_20__28_inline_29_">SRV</text:span> entry to your DNS configuration where the “_service” value would be “Autodiscover” and the “_protocol” would be “_tcp”.</text:p>
        </text:list-item>
      </text:list>
      <text:h text:style-name="P29" text:outline-level="1">Adding Users</text:h>
      <text:p text:style-name="Text_20_body">Users that wish to connect natively to SOGo must be provisioned in Samba 4 and in OpenChange – even if they already exist in your current LDAP or Microsoft Active Directory server.</text:p>
      <text:p text:style-name="Text_20_body">To add a user, execute the following commands: <text:bookmark text:name="line-292"/><text:bookmark text:name="line-291"/><text:bookmark text:name="line-290"/><text:bookmark text:name="line-289"/><text:bookmark text:name="line-288"/><text:bookmark text:name="line-287"/><text:bookmark text:name="line-286"/><text:bookmark text:name="line-285"/><text:bookmark text:name="line-284"/><text:bookmark text:name="line-283"/><text:bookmark text:name="line-282"/><text:bookmark text:name="line-281"/><text:bookmark text:name="line-280"/></text:p>
      <text:p text:style-name="Code"><text:bookmark text:name="line-1-17"/># add user to samba</text:p>
      <text:p text:style-name="Code">samba-tool domain passwordsettings set --complexity=off</text:p>
      <text:p text:style-name="Code">samba-tool domain passwordsettings set --min-pwd-length=1</text:p>
      <text:p text:style-name="Code">samba-tool user add &lt;username&gt;</text:p>
      <text:p text:style-name="Code">samba-tool user setexpiry &lt;username&gt; --noexpiry </text:p>
      <text:p text:style-name="Code"><text:bookmark text:name="line-4-10"/></text:p>
      <text:p text:style-name="Code"><text:bookmark text:name="line-5-8"/># create user in openchange</text:p>
      <text:p text:style-name="Code">openchange_newuser --create &lt;username&gt;</text:p>
      <text:p text:style-name="Code"/>
      <text:p text:style-name="P8"><text:span text:style-name="T11">If you don't have a trust between your IMAP server and SOGo, you must at this point set the cleartext password of the newly created user in </text:span><text:span text:style-name="Code_20__28_inline_29_"><text:span text:style-name="T11">/var/lib/samba4/private/mapistore/&lt;username/password</text:span></text:span><text:span text:style-name="T11"> (or </text:span><text:span text:style-name="Code_20__28_inline_29_"><text:span text:style-name="T11">/var/lib/samba/private/mapistore/&lt;username/password</text:span></text:span><text:span text:style-name="T16"> on Debian-based distributions).</text:span></text:p>
      <text:p text:style-name="Standard"><text:span text:style-name="T17">This per-us</text:span><text:span text:style-name="T12">er file contains the cleartext password of the user as a UTF-8 string. This password will be used to authenticate SOGo/OpenChange storage provider to your IMAP server. Make sure you do not have a trailing linefeed at the end of your file. This might happen if you use a text editor like vim or vi to edit the file.</text:span></text:p>
      <text:p text:style-name="P6">To be sure, you can run the following command on it:</text:p>
      <text:p text:style-name="Code">tr -d '\n' &lt; password &gt; foo; mv -f foo password</text:p>
      <text:p text:style-name="Code"/>
      <text:p text:style-name="Standard"><text:span text:style-name="T12">Alternatively, you can simply create the file using the </text:span><text:span text:style-name="T9">echo</text:span><text:span text:style-name="T12"> command:</text:span></text:p>
      <text:p text:style-name="Code">echo -n 'my_password' &gt; password</text:p>
      <text:h text:style-name="P29" text:outline-level="1">Microsoft Outlook 2003, 2007 and 2010 Configuration</text:h>
      <text:p text:style-name="Standard">To connect Microsoft Outlook, you can either use the IP address of the server or its DNS name. If you prefer using the DNS name, add an entry like the following to the <text:span text:style-name="Code_20__28_inline_29_">c:\windows\system32\drivers\etc\hosts</text:span> <text:bookmark text:name="line-337"/><text:bookmark text:name="line-336"/><text:bookmark text:name="line-335"/>file in order to associate the IP address with the right DNS names:</text:p>
      <text:p text:style-name="Code">192.168.1.1<text:tab/><text:tab/>sogo.example.com <text:s/><text:span text:style-name="T18">autodiscover.example.com</text:span></text:p>
      <text:p text:style-name="Code"/>
      <text:p text:style-name="P14">Next, you must configure Microsoft Outlook.</text:p>
      <text:p text:style-name="P12">❏<text:tab/>Open the Control Panel =&gt; Mail =&gt; Email Accounts.</text:p>
      <text:p text:style-name="List">❏<text:tab/>Select <text:span text:style-name="Emphasis">Add a new e-mail account</text:span></text:p>
      <text:p text:style-name="List"><text:span text:style-name="T2">❏<text:tab/></text:span><text:span text:style-name="T4">Choose </text:span><text:span text:style-name="Emphasis">Microsoft Exchange Server</text:span></text:p>
      <text:p text:style-name="List">❏<text:tab/>Fill the required information. Enter the DNS name or the IP address of your SOGo server in the <text:span text:style-name="Emphasis">Microsoft Exchange Server</text:span> field</text:p>
      <text:p text:style-name="List"><text:span text:style-name="T2">❏<text:tab/></text:span><text:span text:style-name="T4">Leave the </text:span><text:span text:style-name="Emphasis">Use Cached Exchange Mode</text:span><text:span text:style-name="T4"> checkbox enabled</text:span></text:p>
      <text:p text:style-name="List"><text:span text:style-name="T2">❏<text:tab/></text:span><text:span text:style-name="T4">Enter your username in the </text:span><text:span text:style-name="Emphasis">User Name</text:span><text:span text:style-name="T4"> field</text:span></text:p>
      <text:p text:style-name="List"><text:span text:style-name="T2">❏<text:tab/></text:span><text:span text:style-name="T4">Click on </text:span><text:span text:style-name="Emphasis">More Settings</text:span><text:span text:style-name="T6"> and ignore the warning, if any, about Exchange being offline by clicking on </text:span><text:span text:style-name="Emphasis"><text:span text:style-name="T11">Cancel</text:span></text:span></text:p>
      <text:p text:style-name="List"><text:span text:style-name="T2">❏<text:tab/></text:span><text:span text:style-name="T6">From the </text:span><text:span text:style-name="Emphasis"><text:span text:style-name="T11">Security</text:span></text:span><text:span text:style-name="T6"> tab, enable </text:span><text:span text:style-name="Emphasis"><text:span text:style-name="T11">Always prompt for user name and password</text:span></text:span></text:p>
      <text:p text:style-name="List"><text:span text:style-name="Emphasis"><text:span text:style-name="T3">❏<text:tab/></text:span></text:span><text:span text:style-name="Emphasis"><text:span text:style-name="T6">From the </text:span></text:span><text:span text:style-name="Emphasis"><text:span text:style-name="T3">Connection</text:span></text:span><text:span text:style-name="Emphasis"><text:span text:style-name="T6"> tab, enable “</text:span></text:span><text:span text:style-name="Emphasis"><text:span text:style-name="T3">Outlook Anywhere</text:span></text:span><text:span text:style-name="Emphasis"><text:span text:style-name="T6">” if you plan to use Outlook outside of your LAN. Moreover, click on the </text:span></text:span><text:span text:style-name="Emphasis"><text:span text:style-name="T3">Exchange Proxy Settings...</text:span></text:span><text:span text:style-name="Emphasis"><text:span text:style-name="T6"> button to enable it for slow and fast networks. Specify also the host, which should be the same value you specified in the </text:span></text:span><text:span text:style-name="Emphasis"><text:span text:style-name="T11">Microsoft Exchange Server</text:span></text:span><text:span text:style-name="Emphasis"><text:span text:style-name="T6"> field</text:span></text:span></text:p>
      <text:p text:style-name="List"><text:span text:style-name="T3">❏<text:tab/></text:span><text:span text:style-name="T6">Finally, click on </text:span><text:span text:style-name="Emphasis"><text:span text:style-name="T11">Check Name</text:span></text:span><text:span text:style-name="T6"> and confirm your username and </text:span>password</text:p>
      <text:p text:style-name="Standard"/>
      <text:p text:style-name="Standard">Start Microsoft Outlook and enter your username and password. It should will start to synchronize your mailbox. This could take a long time if you have many emails, events, tasks and contacts. Once this step is completed, check the autodiscovery service with Outlook 2007 or 2010 by simultaneously holding the CTRL key on your keyboard and right-clicking on the Outlook icon in the notification toolbar. A special entry named “Test E-mail AutoConfiguration...” will appear and will enable you to check the service.</text:p>
      <text:h text:style-name="P35" text:outline-level="1"/>
      <text:h text:style-name="P29" text:outline-level="1">Known Issues or Limitations</text:h>
      <text:p text:style-name="P31">❏<text:tab/>Make sure you periodically backup all your data regarding SOGo.</text:p>
      <text:p text:style-name="List"><text:span text:style-name="T4">❏<text:tab/></text:span>Make sure you have no firewalls activated between your Microsoft Outlook clients and the SOGo server with Native Outlook Compatibility mo<text:span text:style-name="T20">dule.<text:line-break/>If you do, use “Outlook Anywhere” to connect Outlook to SOGo/OpenChange.</text:span></text:p>
      <text:p text:style-name="List"><text:span text:style-name="T20"/></text:p>
      <text:h text:style-name="Heading_20_2" text:outline-level="2">Current Limitations</text:h>
      <text:p text:style-name="Standard">The current version of the Native Microsoft Outlook compatibility layer has some limitations.</text:p>
      <text:p text:style-name="Standard">Those limitations will be overcome in the upcoming releases. If you are interested in having those limitations fixed more rapidly, please contact Inverse by sending an email to <text:a xlink:type="simple" xlink:href="mailto:support@inverse.ca">support@inverse.ca</text:a>.</text:p>
      <text:h text:style-name="Heading_20_3" text:outline-level="3">General</text:h>
      <text:p text:style-name="P12">❏<text:tab/>If Outlook 2003 crashes when you set an event reminder, install the latest Service Pack (SP3) available from Microsoft's website for this specific version. Microsoft Outlook 2003 11.8330.8329 is known to work.</text:p>
      <text:p text:style-name="List"><text:span text:style-name="T4">❏<text:tab/></text:span>If you can't see any email's content with Microsoft Outlook 2007, install the latest Service Pack available from Microsoft's website for this specific version. Microsoft Outlook 2007 (12.0.6423.100) SP2 MSO (12.0.6425.1000) is known to work.</text:p>
      <text:p text:style-name="List"><text:span text:style-name="T4">❏<text:tab/></text:span>When you create a new Microsoft Outlook profile, not all folders might be synchronized during the first start. Simply select the appropriate folder and click “Send and Receive”. Synchronizing a folder may take some time. For example, a folder with 1000 email messages might take around 5 minutes based on the underlying hardware.</text:p>
      <text:p text:style-name="List">❏<text:tab/>Errors when synchronizing the “Offline Address Book” are normal and can be ignored for now. This feature is currently not supported.</text:p>
      <text:p text:style-name="P13"><text:span text:style-name="T4">❏<text:tab/>If you face strange issues from Microsoft Outlook, you might want to remove any data associated with the user from the SOGo server and recreate a Microsoft Outlook profile. To remove any data associated to a user, remove the database table </text:span><text:span text:style-name="T10">socfs_&lt;username&gt;</text:span><text:span text:style-name="T4"> entirely by </text:span><text:span text:style-name="T5">issuing</text:span><text:span text:style-name="T4"> a </text:span><text:span text:style-name="Code_20__28_inline_29_"><text:span text:style-name="T4">DROP TABLE</text:span></text:span><text:span text:style-name="T4"> command and remove the</text:span><text:span text:style-name="T10"> </text:span><text:span text:style-name="Code_20__28_inline_29_"><text:span text:style-name="T4">/var/lib/samba/private/mapistore/&lt;username&gt;</text:span></text:span><text:span text:style-name="T4"> directory. You will also need to cleanup the </text:span><text:span text:style-name="T5">database file </text:span><text:span text:style-name="Code_20__28_inline_29_"><text:span text:style-name="T4">/</text:span></text:span><text:span text:style-name="Code_20__28_inline_29_"><text:span text:style-name="T5">var/lib/samba/private/mapistore/</text:span></text:span><text:span text:style-name="Code_20__28_inline_29_"><text:span text:style-name="T4">penchange.ldb</text:span></text:span><text:span text:style-name="T4"> from entrie</text:span><text:span text:style-name="T5">s</text:span><text:span text:style-name="T4"> related to the user </text:span><text:span text:style-name="T5">using the command-line tool </text:span><text:span text:style-name="Code_20__28_inline_29_"><text:span text:style-name="T5">ldbdel</text:span></text:span><text:span text:style-name="T4">.</text:span></text:p>
      <text:h text:style-name="Heading_20_3" text:outline-level="3"><text:soft-page-break/>Mail</text:h>
      <text:p text:style-name="List">❏<text:tab/>Sharing mail folders is not supported.</text:p>
      <text:h text:style-name="Heading_20_3" text:outline-level="3">Calendar</text:h>
      <text:p text:style-name="List">❏<text:tab/>Labels will not work.</text:p>
      <text:h text:style-name="Heading_20_3" text:outline-level="3">Tasks</text:h>
      <text:p text:style-name="List">❏<text:tab/>Tasks with start/due dates created from Outlook might not appear correctly in SOGo due to a timezone issue.</text:p>
      <text:p text:style-name="List">❏<text:tab/>Reminders are not yet supported.</text:p>
      <text:p text:style-name="List">❏<text:tab/>Assigning tasks will not work.</text:p>
      <text:h text:style-name="Heading_20_3" text:outline-level="3">Contacts</text:h>
      <text:p text:style-name="List">❏<text:tab/>Categories will not work.</text:p>
      <text:p text:style-name="List">❏<text:tab/>Distribution lists will not work.</text:p>
      <text:p text:style-name="List">❏<text:tab/>Under Microsoft Outlook 2010, the special folder “Suggested Contacts” will not work.</text:p>
      <text:p text:style-name="List">❏<text:tab/>The “Offline Address Book” will not work. This feature is not yet supported.</text:p>
      <text:h text:style-name="Heading_20_3" text:outline-level="3">Notes</text:h>
      <text:p text:style-name="List">❏<text:tab/>Notes are not synchronized in any ways with SOGo. The current version of SOGo lacks support for notes.</text:p>
      <text:p text:style-name="Standard"/>
      <text:p text:style-name="Standard">If you notice anything else, please send contact Inverse by sending an email to <text:a xlink:type="simple" xlink:href="mailto:support@inverse.ca">support@inverse.ca</text:a>.</text:p>
      <text:h text:style-name="P29" text:outline-level="1">Additional Information</text:h>
      <text:p text:style-name="Standard">For more information, please consult the online FAQs (Frequently Asked Questions):</text:p>
      <text:p text:style-name="Standard"><text:a xlink:type="simple" xlink:href="http://www.sogo.nu/english/support/faq.html">http://www.sogo.nu/english/support/faq.html</text:a></text:p>
      <text:p text:style-name="Standard">You can also read the mailing archives or post your questions to it. For details, see:</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face style:name="Tahoma4" svg:font-family="Tahoma"/>
    <style:font-face style:name="Helvetica" svg:font-family="Helvetica" style:font-family-generic="swiss"/>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monaco" svg:font-family="monaco"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3cm" fo:margin-right="0cm" fo:margin-top="0cm" fo:margin-bottom="0.4cm" style:contextual-spacing="false"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master-page-name="">
      <style:paragraph-properties fo:margin="100%" fo:margin-left="3cm" fo:margin-right="0cm" fo:margin-top="0cm" fo:margin-bottom="0cm" style:contextual-spacing="false"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100%" fo:margin-left="0cm" fo:margin-right="0cm" fo:margin-top="0cm" fo:margin-bottom="0cm" style:contextual-spacing="false"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3cm" fo:margin-right="0cm" fo:margin-top="0.42cm" fo:margin-bottom="0.42cm" style:contextual-spacing="false"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3cm" fo:margin-right="0cm" fo:margin-top="0.42cm" fo:margin-bottom="0.81cm" style:contextual-spacing="false"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100%" fo:margin-left="0cm" fo:margin-right="0cm" fo:margin-top="0.4cm" fo:margin-bottom="0.199cm" style:contextual-spacing="false"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100%" fo:margin-left="3cm" fo:margin-right="0cm" fo:margin-top="0cm" fo:margin-bottom="0.199cm" style:contextual-spacing="false"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100%" fo:margin-left="2cm" fo:margin-right="0cm" fo:margin-top="0cm" fo:margin-bottom="0cm" style:contextual-spacing="false"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100%" fo:margin-left="3cm" fo:margin-right="0cm" fo:margin-top="0cm" fo:margin-bottom="0.212cm" style:contextual-spacing="false" fo:text-indent="-1cm" style:auto-text-indent="false">
        <style:tab-stops/>
      </style:paragraph-properties>
    </style:style>
    <style:style style:name="List_20_1_20_Cont." style:display-name="List 1 Cont." style:family="paragraph" style:parent-style-name="List" style:class="list">
      <style:paragraph-properties fo:margin="100%" fo:margin-left="3cm" fo:margin-right="0cm" fo:margin-top="0cm" fo:margin-bottom="0.212cm" style:contextual-spacing="false"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style:contextual-spacing="false"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100%" fo:margin-left="1.27cm" fo:margin-right="0cm" fo:margin-top="0cm" fo:margin-bottom="0.212cm" style:contextual-spacing="false"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100%" fo:margin-left="0.76cm" fo:margin-right="0cm" fo:margin-top="0cm" fo:margin-bottom="0cm" style:contextual-spacing="false"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100%" fo:margin-left="2.999cm" fo:margin-right="0cm" fo:margin-top="0cm" fo:margin-bottom="0cm" style:contextual-spacing="false"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_20_2" style:next-style-name="Text_20_body" style:default-outline-level="3" style:list-style-name="" style:class="text" style:master-page-name="">
      <style:paragraph-properties fo:margin-top="0.42cm" fo:margin-bottom="0.409cm" style:contextual-spacing="false" style:page-number="auto" fo:padding="0cm" fo:border="none" style:shadow="none"/>
      <style:text-properties style:font-name="Palatino1" fo:font-size="12pt" fo:font-weight="bold" style:font-name-asian="Arial Unicode MS" style:font-size-asian="14pt" style:font-weight-asian="bold" style:font-name-complex="Tahoma3"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Monaco" style:family="paragraph" style:parent-style-name="Text_20_body" style:default-outline-level="1" style:list-style-name="">
      <style:paragraph-properties fo:line-height="100%">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Teletype"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indent="0cm" style:auto-text-indent="false"/>
    </style:style>
    <style:style style:name="MP2" style:family="paragraph" style:parent-style-name="Footer">
      <style:paragraph-properties fo:margin-left="0cm" fo:margin-right="0cm" fo:text-align="start" style:justify-single-word="false" fo:text-indent="0cm" style:auto-text-indent="false"/>
    </style:style>
    <style:style style:name="MT1" style:family="text">
      <style:text-properties officeooo:rsid="00118b47"/>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Chapter <text:chapter text:display="number" text:outline-level="1">10</text:chapter></text:p>
      </style:header>
      <style:footer>
        <text:p text:style-name="MP2">© 2009-201<text:span text:style-name="MT1">2</text:span> Inverse inc.<text:tab/><text:tab/><text:page-number text:select-page="current">1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MacOSX_x86 LibreOffice_project/932b512-69e3009-7a10e5c-fc86223-a55908</meta:generator>
    <meta:creation-date>2008-10-24T09:42:32</meta:creation-date>
    <meta:editing-cycles>506</meta:editing-cycles>
    <meta:editing-duration>P3DT18H33M36S</meta:editing-duration>
    <dc:date>2012-08-17T11:23:26</dc:date>
    <meta:document-statistic meta:table-count="0" meta:image-count="2" meta:object-count="0" meta:page-count="20" meta:paragraph-count="288" meta:word-count="2867" meta:character-count="22087" meta:non-whitespace-character-count="16656"/>
    <meta:user-defined meta:name="Info 1"/>
    <meta:user-defined meta:name="Info 2"/>
    <meta:user-defined meta:name="Info 3"/>
    <meta:user-defined meta:name="Info 4"/>
  </office:meta>
</office:document-meta>
</file>